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7f7c06" style:parent-style-name="Standard">
      <style:paragraph-properties fo:margin-bottom="4.23mm" fo:margin-top="0.0mm"/>
    </style:style>
    <style:style style:family="table-cell" style:name="a6aabf8">
      <style:table-cell-properties fo:border-bottom="0.26mm solid #000000" fo:border-left="none" fo:border-right="0.26mm solid #000000" fo:border-top="none" fo:padding-bottom="0.0mm" fo:padding-left="1.23mm" fo:padding-right="1.23mm" fo:padding-top="0.0mm" style:vertical-align="top"/>
    </style:style>
    <style:style style:family="paragraph" style:name="a1a337c" style:parent-style-name="Standard">
      <style:paragraph-properties fo:margin-left="12.51mm" fo:margin-right="0.0mm" fo:text-indent="0.0mm"/>
    </style:style>
    <style:style style:family="table-cell" style:name="a12ee7c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78ef0a">
      <style:table-row-properties style:row-height="4.23mm"/>
    </style:style>
    <style:style style:family="text" style:name="ae8bebe" style:parent-style-name="FeldZ">
      <style:text-properties style:font-name-asian="Arial"/>
    </style:style>
    <style:style style:family="paragraph" style:name="abfb958" style:parent-style-name="Standard">
      <style:paragraph-properties fo:border-bottom="0.26mm dotted #000000" fo:border-left="none" fo:border-right="none" fo:border-top="none" fo:margin-bottom="0.0mm" fo:margin-left="0.0mm" fo:margin-right="7.5mm" fo:margin-top="10.58mm" fo:padding-bottom="0.35mm" fo:padding-left="0.0mm" fo:padding-right="0.0mm" fo:padding-top="0.0mm" fo:text-indent="0.0mm"/>
      <style:text-properties/>
    </style:style>
    <style:style style:family="table-cell" style:name="a3be831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5d6c36" style:parent-style-name="FeldZ">
      <style:text-properties style:font-name-asian="Arial"/>
    </style:style>
    <style:style style:family="paragraph" style:name="a949fa2" style:parent-style-name="Standard">
      <style:paragraph-properties fo:border-bottom="0.26mm dotted #000000" fo:border-left="none" fo:border-right="none" fo:border-top="none" fo:margin-bottom="0.0mm" fo:margin-left="12.51mm" fo:margin-right="6.26mm" fo:margin-top="10.58mm" fo:padding-bottom="0.35mm" fo:padding-left="0.0mm" fo:padding-right="0.0mm" fo:padding-top="0.0mm" fo:text-indent="0.0mm"/>
      <style:text-properties/>
    </style:style>
    <style:style style:family="table-cell" style:name="a6004ef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8e6907">
      <style:table-row-properties style:row-height="14.82mm"/>
    </style:style>
    <style:style style:family="text" style:name="a5a2554">
      <style:text-properties fo:font-weight="bold" style:font-weight-asian="bold"/>
    </style:style>
    <style:style style:family="paragraph" style:name="a8a9e07" style:parent-style-name="Standard">
      <style:paragraph-properties fo:margin-bottom="0.0mm" fo:margin-top="2.12mm"/>
      <style:text-properties/>
    </style:style>
    <style:style style:family="table-cell" style:name="ae3ca3e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e728c7">
      <style:table-row-properties style:row-height="9.17mm"/>
    </style:style>
    <style:style style:family="paragraph" style:list-style-name="WW8Num12" style:name="af36c8d" style:parent-style-name="Standard">
      <style:paragraph-properties fo:margin-bottom="2.12mm" fo:margin-top="2.12mm"/>
    </style:style>
    <style:style style:family="paragraph" style:list-style-name="WW8Num12" style:name="aabc872" style:parent-style-name="Standard">
      <style:paragraph-properties fo:margin-bottom="0.0mm" fo:margin-top="2.12mm"/>
    </style:style>
    <style:style style:family="paragraph" style:list-style-name="WW8Num12" style:name="a01a9cb" style:parent-style-name="Standard">
      <style:paragraph-properties fo:margin-bottom="0.0mm" fo:margin-top="2.12mm"/>
    </style:style>
    <style:style style:family="paragraph" style:list-style-name="WW8Num12" style:name="a0a536b" style:parent-style-name="Standard">
      <style:paragraph-properties fo:margin-bottom="0.0mm" fo:margin-top="2.12mm"/>
    </style:style>
    <style:style style:family="table-cell" style:name="abc75fd">
      <style:table-cell-properties fo:border-bottom="none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4f2545">
      <style:table-row-properties style:row-height="9.21mm"/>
    </style:style>
    <style:style style:family="paragraph" style:name="a57f86f" style:parent-style-name="Standard">
      <style:paragraph-properties fo:margin-bottom="2.12mm" fo:margin-left="0.0mm" fo:margin-right="0.0mm" fo:margin-top="2.12mm" fo:text-indent="-12.89mm">
        <style:tab-stops>
          <style:tab-stop style:position="1.251cm"/>
        </style:tab-stops>
      </style:paragraph-properties>
    </style:style>
    <style:style style:family="text" style:name="a047cda">
      <style:text-properties fo:font-weight="bold" style:font-weight-asian="bold"/>
    </style:style>
    <style:style style:family="paragraph" style:name="a9ed145" style:parent-style-name="Standard">
      <style:paragraph-properties fo:margin-bottom="2.12mm" fo:margin-top="2.12mm"/>
      <style:text-properties/>
    </style:style>
    <style:style style:family="table-cell" style:name="ac04113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51de47">
      <style:table-row-properties style:row-height="3.0mm"/>
    </style:style>
    <style:style style:family="paragraph" style:name="addb14f" style:parent-style-name="Standard">
      <style:paragraph-properties fo:margin-bottom="2.12mm" fo:margin-top="2.12mm"/>
    </style:style>
    <style:style style:family="paragraph" style:name="a3ce93b" style:parent-style-name="Standard">
      <style:paragraph-properties fo:margin-bottom="0.0mm" fo:margin-top="2.12mm"/>
    </style:style>
    <style:style style:family="table-cell" style:name="ae6307b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6a3a9c">
      <style:table-row-properties style:row-height="8.47mm"/>
    </style:style>
    <style:style style:family="paragraph" style:name="aa3e036" style:parent-style-name="Standard">
      <style:paragraph-properties fo:margin-bottom="0.0mm" fo:margin-top="2.12mm"/>
    </style:style>
    <style:style style:family="text" style:name="ad717a6">
      <style:text-properties style:text-underline-style="solid"/>
    </style:style>
    <style:style style:family="paragraph" style:name="a60639d" style:parent-style-name="Standard">
      <style:paragraph-properties fo:margin-bottom="0.0mm" fo:margin-top="2.12mm"/>
      <style:text-properties/>
    </style:style>
    <style:style style:family="table-cell" style:name="af6faee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201fa6">
      <style:table-row-properties style:row-height="8.47mm"/>
    </style:style>
    <style:style style:family="paragraph" style:name="aaf1b0b" style:parent-style-name="Standard">
      <style:paragraph-properties fo:margin-bottom="0.0mm" fo:margin-top="2.12mm"/>
    </style:style>
    <style:style style:family="table-cell" style:name="a50e912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77d305" style:parent-style-name="FeldZ">
      <style:text-properties style:font-name="Arial" style:font-name-complex="Arial"/>
    </style:style>
    <style:style style:family="text" style:name="a508669" style:parent-style-name="FeldZ">
      <style:text-properties style:font-name="Arial" style:font-name-asian="Arial" style:font-name-complex="Arial"/>
    </style:style>
    <style:style style:family="paragraph" style:name="a31fc84" style:parent-style-name="Standard">
      <style:paragraph-properties fo:border-bottom="0.26mm dotted #000000" fo:border-left="none" fo:border-right="none" fo:border-top="none" fo:margin-bottom="0.0mm" fo:margin-top="2.12mm" fo:padding-bottom="0.35mm" fo:padding-left="0.0mm" fo:padding-right="0.0mm" fo:padding-top="0.0mm" fo:text-align="right"/>
      <style:text-properties/>
    </style:style>
    <style:style style:family="table-cell" style:name="aedfe82">
      <style:table-cell-properties fo:border-bottom="none" fo:border-left="none" fo:border-right="none" fo:border-top="none" fo:padding-bottom="0.0mm" fo:padding-left="1.23mm" fo:padding-right="1.23mm" fo:padding-top="0.0mm" style:vertical-align="top"/>
    </style:style>
    <style:style style:family="paragraph" style:name="a6b840e" style:parent-style-name="Standard">
      <style:paragraph-properties fo:margin-bottom="0.0mm" fo:margin-top="2.12mm">
        <style:tab-stops>
          <style:tab-stop style:position="1.251cm"/>
          <style:tab-stop style:position="5.502cm"/>
          <style:tab-stop style:position="8.502cm"/>
        </style:tab-stops>
      </style:paragraph-properties>
    </style:style>
    <style:style style:family="table-cell" style:name="afe9a92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34b3ad">
      <style:table-row-properties style:row-height="8.47mm"/>
    </style:style>
    <style:style style:family="text" style:name="acf0cc0">
      <style:text-properties fo:font-weight="bold" style:font-weight-asian="bold"/>
    </style:style>
    <style:style style:family="text" style:name="aef20db">
      <style:text-properties fo:font-weight="bold" style:font-weight-asian="bold"/>
    </style:style>
    <style:style style:family="paragraph" style:name="a8092ac" style:parent-style-name="Standard">
      <style:paragraph-properties fo:margin-bottom="0.0mm" fo:margin-top="2.12mm"/>
      <style:text-properties/>
    </style:style>
    <style:style style:family="table-cell" style:name="a4c16a1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bb6d7e">
      <style:table-row-properties style:row-height="8.47mm"/>
    </style:style>
    <style:style style:family="table-cell" style:name="ae2fd1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e1e763" style:parent-style-name="Standard">
      <style:paragraph-properties fo:margin-bottom="0.0mm" fo:margin-top="2.12mm"/>
    </style:style>
    <style:style style:family="table-cell" style:name="abce406">
      <style:table-cell-properties fo:border-bottom="0.26mm dotted #000000" fo:border-left="0.26mm dotted #000000" fo:border-right="none" fo:border-top="0.26mm solid #000000" fo:padding-bottom="0.0mm" fo:padding-left="1.23mm" fo:padding-right="1.23mm" fo:padding-top="0.0mm" style:vertical-align="top"/>
    </style:style>
    <style:style style:family="paragraph" style:name="a8b9883" style:parent-style-name="Standard">
      <style:paragraph-properties fo:text-align="right"/>
    </style:style>
    <style:style style:family="table-cell" style:name="a0135bf">
      <style:table-cell-properties fo:border-bottom="0.26mm dotted #00000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55f3da">
      <style:table-row-properties style:row-height="0.41mm"/>
    </style:style>
    <style:style style:family="table-cell" style:name="aacf52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6f9686" style:parent-style-name="FeldZ">
      <style:text-properties style:font-name="Arial" style:font-name-complex="Arial"/>
    </style:style>
    <style:style style:family="text" style:name="a3a003c" style:parent-style-name="FeldZ">
      <style:text-properties style:font-name="Arial" style:font-name-asian="Arial" style:font-name-complex="Arial"/>
    </style:style>
    <style:style style:family="text" style:name="af5a278">
      <style:text-properties style:font-name-asian="Arial"/>
    </style:style>
    <style:style style:family="paragraph" style:name="a22e61e" style:parent-style-name="Standard">
      <style:paragraph-properties fo:margin-bottom="2.12mm" fo:margin-top="2.12mm"/>
      <style:text-properties/>
    </style:style>
    <style:style style:family="table-cell" style:name="aa7d786">
      <style:table-cell-properties fo:border-bottom="0.26mm solid #00000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ca2f23" style:parent-style-name="Standard">
      <style:paragraph-properties fo:margin-bottom="2.12mm" fo:margin-top="0.0mm" fo:text-align="right"/>
    </style:style>
    <style:style style:family="paragraph" style:name="a5f6459" style:parent-style-name="Standard">
      <style:paragraph-properties fo:margin-bottom="0.0mm" fo:margin-top="2.12mm" fo:text-align="right"/>
    </style:style>
    <style:style style:family="table-cell" style:name="afdc211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6fcabc">
      <style:table-row-properties style:row-height="8.31mm"/>
    </style:style>
    <style:style style:family="table-cell" style:name="ad8999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def13b" style:parent-style-name="FeldZ">
      <style:text-properties style:font-name="Arial" style:font-name-complex="Arial"/>
    </style:style>
    <style:style style:family="text" style:name="a628183" style:parent-style-name="FeldZ">
      <style:text-properties style:font-name="Arial" style:font-name-asian="Arial" style:font-name-complex="Arial"/>
    </style:style>
    <style:style style:family="text" style:name="a83d619">
      <style:text-properties style:font-name-asian="Arial"/>
    </style:style>
    <style:style style:family="paragraph" style:name="af753c7" style:parent-style-name="Standard">
      <style:paragraph-properties fo:margin-bottom="0.0mm" fo:margin-top="2.12mm"/>
      <style:text-properties/>
    </style:style>
    <style:style style:family="table-cell" style:name="a488e0f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2968a3" style:parent-style-name="Standard">
      <style:paragraph-properties fo:margin-bottom="0.0mm" fo:margin-top="2.12mm" fo:text-align="right"/>
    </style:style>
    <style:style style:family="table-cell" style:name="a4e8b5a">
      <style:table-cell-properties fo:border-bottom="0.26mm solid #80808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ade6cc">
      <style:table-row-properties style:row-height="8.47mm"/>
    </style:style>
    <style:style style:family="table-cell" style:name="ab1d80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993c4" style:parent-style-name="FeldZ">
      <style:text-properties style:font-name="Arial" style:font-name-complex="Arial"/>
    </style:style>
    <style:style style:family="text" style:name="a63389f" style:parent-style-name="FeldZ">
      <style:text-properties style:font-name="Arial" style:font-name-asian="Arial" style:font-name-complex="Arial"/>
    </style:style>
    <style:style style:family="text" style:name="a31f521">
      <style:text-properties style:font-name-asian="Arial"/>
    </style:style>
    <style:style style:family="paragraph" style:name="aa8524f" style:parent-style-name="Standard">
      <style:paragraph-properties fo:margin-bottom="0.0mm" fo:margin-top="2.12mm"/>
      <style:text-properties/>
    </style:style>
    <style:style style:family="table-cell" style:name="a3d3fd1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7e32a3" style:parent-style-name="Standard">
      <style:paragraph-properties fo:margin-bottom="0.0mm" fo:margin-top="2.12mm" fo:text-align="right"/>
    </style:style>
    <style:style style:family="table-cell" style:name="aabfa86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743429">
      <style:table-row-properties style:row-height="8.47mm"/>
    </style:style>
    <style:style style:family="table-cell" style:name="acd9cd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cd7679" style:parent-style-name="FeldZ">
      <style:text-properties style:font-name="Arial" style:font-name-complex="Arial"/>
    </style:style>
    <style:style style:family="text" style:name="ad614cd" style:parent-style-name="FeldZ">
      <style:text-properties style:font-name="Arial" style:font-name-asian="Arial" style:font-name-complex="Arial"/>
    </style:style>
    <style:style style:family="text" style:name="a5c35cd">
      <style:text-properties style:font-name-asian="Arial"/>
    </style:style>
    <style:style style:family="paragraph" style:name="a2138b4" style:parent-style-name="Standard">
      <style:paragraph-properties fo:margin-bottom="0.0mm" fo:margin-top="2.12mm"/>
      <style:text-properties/>
    </style:style>
    <style:style style:family="table-cell" style:name="ac680d9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6b03bd" style:parent-style-name="Standard">
      <style:paragraph-properties fo:margin-bottom="0.0mm" fo:margin-top="2.12mm" fo:text-align="right"/>
    </style:style>
    <style:style style:family="table-cell" style:name="abd59b5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ac4f9c">
      <style:table-row-properties style:row-height="8.47mm"/>
    </style:style>
    <style:style style:family="table-cell" style:name="a48790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bce04" style:parent-style-name="FeldZ">
      <style:text-properties style:font-name="Arial" style:font-name-complex="Arial"/>
    </style:style>
    <style:style style:family="text" style:name="a1ff089" style:parent-style-name="FeldZ">
      <style:text-properties style:font-name="Arial" style:font-name-asian="Arial" style:font-name-complex="Arial"/>
    </style:style>
    <style:style style:family="text" style:name="a7e90fb">
      <style:text-properties style:font-name-asian="Arial"/>
    </style:style>
    <style:style style:family="paragraph" style:name="a3c0d24" style:parent-style-name="Standard">
      <style:paragraph-properties fo:margin-bottom="0.0mm" fo:margin-top="2.12mm"/>
      <style:text-properties/>
    </style:style>
    <style:style style:family="table-cell" style:name="adab93d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15590" style:parent-style-name="Standard">
      <style:paragraph-properties fo:margin-bottom="0.0mm" fo:margin-top="2.12mm" fo:text-align="right"/>
    </style:style>
    <style:style style:family="table-cell" style:name="abe262b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4c9e6d">
      <style:table-row-properties style:row-height="8.47mm"/>
    </style:style>
    <style:style style:family="table-cell" style:name="a1a8303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5021bf" style:parent-style-name="FeldZ">
      <style:text-properties style:font-name="Arial" style:font-name-complex="Arial"/>
    </style:style>
    <style:style style:family="text" style:name="a6c0958" style:parent-style-name="FeldZ">
      <style:text-properties style:font-name="Arial" style:font-name-asian="Arial" style:font-name-complex="Arial"/>
    </style:style>
    <style:style style:family="text" style:name="ab89a87">
      <style:text-properties style:font-name-asian="Arial"/>
    </style:style>
    <style:style style:family="paragraph" style:name="a290913" style:parent-style-name="Standard">
      <style:paragraph-properties fo:margin-bottom="0.0mm" fo:margin-top="2.12mm"/>
      <style:text-properties/>
    </style:style>
    <style:style style:family="table-cell" style:name="a56d34f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c1fa66" style:parent-style-name="Standard">
      <style:paragraph-properties fo:margin-bottom="0.0mm" fo:margin-top="2.12mm" fo:text-align="right"/>
    </style:style>
    <style:style style:family="table-cell" style:name="a9120c7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ccce81">
      <style:table-row-properties style:row-height="8.47mm"/>
    </style:style>
    <style:style style:family="table-cell" style:name="a0727d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69ff2" style:parent-style-name="FeldZ">
      <style:text-properties style:font-name="Arial" style:font-name-complex="Arial"/>
    </style:style>
    <style:style style:family="text" style:name="a1350d2" style:parent-style-name="FeldZ">
      <style:text-properties style:font-name="Arial" style:font-name-asian="Arial" style:font-name-complex="Arial"/>
    </style:style>
    <style:style style:family="text" style:name="a450bfc">
      <style:text-properties style:font-name-asian="Arial"/>
    </style:style>
    <style:style style:family="paragraph" style:name="ac6a731" style:parent-style-name="Standard">
      <style:paragraph-properties fo:margin-bottom="0.0mm" fo:margin-top="2.12mm"/>
      <style:text-properties/>
    </style:style>
    <style:style style:family="table-cell" style:name="a28a258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0fe0df" style:parent-style-name="Standard">
      <style:paragraph-properties fo:margin-bottom="0.0mm" fo:margin-top="2.12mm" fo:text-align="right"/>
    </style:style>
    <style:style style:family="table-cell" style:name="a7c391e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031c72">
      <style:table-row-properties style:row-height="8.47mm"/>
    </style:style>
    <style:style style:family="table-cell" style:name="addced3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7d98b" style:parent-style-name="FeldZ">
      <style:text-properties style:font-name="Arial" style:font-name-complex="Arial"/>
    </style:style>
    <style:style style:family="text" style:name="aa53cd4" style:parent-style-name="FeldZ">
      <style:text-properties style:font-name="Arial" style:font-name-asian="Arial" style:font-name-complex="Arial"/>
    </style:style>
    <style:style style:family="text" style:name="a73fc0b">
      <style:text-properties style:font-name-asian="Arial"/>
    </style:style>
    <style:style style:family="paragraph" style:name="ae790a6" style:parent-style-name="Standard">
      <style:paragraph-properties fo:margin-bottom="0.0mm" fo:margin-top="2.12mm"/>
      <style:text-properties/>
    </style:style>
    <style:style style:family="table-cell" style:name="a5f9532">
      <style:table-cell-properties fo:border-bottom="0.26mm solid #808080" fo:border-left="0.26mm dotted #000000" fo:border-right="none" fo:border-top="none" fo:padding-bottom="0.0mm" fo:padding-left="1.23mm" fo:padding-right="1.23mm" fo:padding-top="0.0mm" style:vertical-align="top"/>
    </style:style>
    <style:style style:family="paragraph" style:name="a7bb2d1" style:parent-style-name="Standard">
      <style:paragraph-properties fo:margin-bottom="0.0mm" fo:margin-top="2.12mm" fo:text-align="right"/>
    </style:style>
    <style:style style:family="table-cell" style:name="a03f412">
      <style:table-cell-properties fo:border-bottom="0.26mm dotte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1a4e5a">
      <style:table-row-properties style:row-height="8.47mm"/>
    </style:style>
    <style:style style:family="paragraph" style:name="a7b60e5" style:parent-style-name="Standard">
      <style:text-properties fo:font-weight="bold" style:font-weight-asian="bold"/>
    </style:style>
    <style:style style:family="table-cell" style:name="a37f40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ac2537">
      <style:text-properties fo:font-weight="bold" style:font-weight-asian="bold"/>
    </style:style>
    <style:style style:family="paragraph" style:name="a197905" style:parent-style-name="Standard">
      <style:paragraph-properties fo:margin-bottom="0.0mm" fo:margin-top="2.12mm"/>
      <style:text-properties/>
    </style:style>
    <style:style style:family="table-cell" style:name="a435ce3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57d059">
      <style:table-row-properties style:row-height="8.47mm"/>
    </style:style>
    <style:style style:family="paragraph" style:name="a90c255" style:parent-style-name="Standard">
      <style:text-properties fo:font-weight="bold" style:font-weight-asian="bold"/>
    </style:style>
    <style:style style:family="table-cell" style:name="a065ba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4e7aad" style:parent-style-name="FeldZ">
      <style:text-properties style:font-name="Arial" style:font-name-complex="Arial"/>
    </style:style>
    <style:style style:family="text" style:name="aa5270d" style:parent-style-name="FeldZ">
      <style:text-properties style:font-name="Arial" style:font-name-asian="Arial" style:font-name-complex="Arial"/>
    </style:style>
    <style:style style:family="paragraph" style:name="a2d1486" style:parent-style-name="Standard">
      <style:paragraph-properties fo:margin-bottom="0.0mm" fo:margin-left="12.51mm" fo:margin-right="0.0mm" fo:margin-top="2.12mm" fo:text-indent="0.0mm"/>
      <style:text-properties/>
    </style:style>
    <style:style style:family="table-cell" style:name="a23f8a3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8eb6a4">
      <style:table-row-properties style:row-height="10.41mm"/>
    </style:style>
    <style:style style:family="paragraph" style:name="a63ccaf" style:parent-style-name="Standard">
      <style:text-properties fo:font-weight="bold" style:font-weight-asian="bold"/>
    </style:style>
    <style:style style:family="table-cell" style:name="a5321c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e831b">
      <style:text-properties fo:font-weight="bold" style:font-weight-asian="bold"/>
    </style:style>
    <style:style style:family="paragraph" style:name="aaaeb39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able-cell" style:name="a486bb9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31742e">
      <style:table-row-properties style:row-height="12.7mm"/>
    </style:style>
    <style:style style:family="paragraph" style:name="a59429c" style:parent-style-name="Standard">
      <style:text-properties fo:font-weight="bold" style:font-weight-asian="bold"/>
    </style:style>
    <style:style style:family="table-cell" style:name="abcdbac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ca4e71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77bfc1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91eea9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9c545b" style:parent-style-name="Standard">
      <style:paragraph-properties fo:margin-bottom="2.12mm" fo:margin-top="2.12mm">
        <style:tab-stops>
          <style:tab-stop style:position="6.251cm"/>
          <style:tab-stop style:position="13.503cm"/>
        </style:tab-stops>
      </style:paragraph-properties>
    </style:style>
    <style:style style:family="text" style:name="a1164bc">
      <style:text-properties style:font-name-asian="Arial"/>
    </style:style>
    <style:style style:family="text" style:name="a4cd069">
      <style:text-properties fo:country="US" fo:language="en"/>
    </style:style>
    <style:style style:family="paragraph" style:name="ada7ea3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paragraph" style:name="ae8f15a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c30c7f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993863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82c64e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7f9455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46df05">
      <style:table-row-properties style:row-height="12.7mm"/>
    </style:style>
    <style:style style:family="paragraph" style:name="a52164c" style:parent-style-name="Standard">
      <style:text-properties fo:font-weight="bold" style:font-weight-asian="bold"/>
    </style:style>
    <style:style style:family="table-cell" style:name="aa0ee9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fd93aa">
      <style:text-properties fo:font-size="9.0pt" style:font-size-asian="9.0pt"/>
    </style:style>
    <style:style style:family="text" style:name="a490eee">
      <style:text-properties fo:font-weight="bold" style:font-weight-asian="bold"/>
    </style:style>
    <style:style style:family="paragraph" style:name="acac0de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ext" style:name="a6e34a8">
      <style:text-properties fo:font-weight="bold" style:font-weight-asian="bold"/>
    </style:style>
    <style:style style:family="paragraph" style:name="af69d23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e4ba12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dc3bc7">
      <style:table-row-properties style:row-height="1.31mm"/>
    </style:style>
    <style:style style:family="paragraph" style:name="ae19ddb" style:parent-style-name="Standard">
      <style:text-properties fo:font-weight="bold" style:font-weight-asian="bold"/>
    </style:style>
    <style:style style:family="table-cell" style:name="a6c679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f75cac" style:parent-style-name="Standard">
      <style:paragraph-properties fo:margin-bottom="2.12mm" fo:margin-left="12.51mm" fo:margin-right="0.0mm" fo:margin-top="2.12mm" fo:text-indent="0.0mm">
        <style:tab-stops>
          <style:tab-stop style:position="1.251cm"/>
          <style:tab-stop style:position="19.253cm"/>
        </style:tab-stops>
      </style:paragraph-properties>
      <style:text-properties/>
    </style:style>
    <style:style style:family="text" style:name="a6389a2">
      <style:text-properties fo:font-weight="bold" style:font-weight-asian="bold"/>
    </style:style>
    <style:style style:family="text" style:name="a31cf49">
      <style:text-properties fo:font-weight="bold" style:font-weight-asian="bold"/>
    </style:style>
    <style:style style:family="paragraph" style:name="a57e437" style:parent-style-name="Standard">
      <style:paragraph-properties fo:margin-bottom="2.12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cf5512">
      <style:text-properties fo:font-weight="bold" style:font-weight-asian="bold"/>
    </style:style>
    <style:style style:family="text" style:name="ab5d805">
      <style:text-properties fo:country="GB" fo:font-weight="bold" fo:language="en" style:font-weight-asian="bold"/>
    </style:style>
    <style:style style:family="paragraph" style:name="aa10d18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25c8ca">
      <style:text-properties fo:country="GB" fo:font-weight="bold" fo:language="en" style:font-weight-asian="bold"/>
    </style:style>
    <style:style style:family="text" style:name="a6035f9">
      <style:text-properties fo:country="GB" fo:font-weight="bold" fo:language="en" style:font-weight-asian="bold"/>
    </style:style>
    <style:style style:family="text" style:name="abb939c">
      <style:text-properties fo:country="GB" fo:font-weight="bold" fo:language="en" style:font-weight-asian="bold"/>
    </style:style>
    <style:style style:family="text" style:name="aae3f4a">
      <style:text-properties fo:font-weight="bold" style:font-weight-asian="bold"/>
    </style:style>
    <style:style style:family="paragraph" style:name="a02a12d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45e54d">
      <style:text-properties fo:font-weight="bold" style:font-weight-asian="bold"/>
    </style:style>
    <style:style style:family="paragraph" style:name="a47b252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801a1b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f2d5b3">
      <style:table-row-properties style:row-height="12.7mm"/>
    </style:style>
    <style:style style:family="table-cell" style:name="a75c59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dcc18d" style:parent-style-name="Standard">
      <style:paragraph-properties fo:margin-bottom="0.0mm" fo:margin-top="2.12mm"/>
    </style:style>
    <style:style style:family="paragraph" style:name="a11c7f0" style:parent-style-name="Standard">
      <style:paragraph-properties fo:margin-bottom="0.0mm" fo:margin-top="2.12mm"/>
    </style:style>
    <style:style style:family="table-cell" style:name="a0b54b6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8b680e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65867f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52b2d9" style:parent-style-name="Standard">
      <style:paragraph-properties fo:margin-bottom="0.0mm" fo:margin-left="-1.23mm" fo:margin-right="0.0mm" fo:margin-top="2.12mm" fo:text-align="center" fo:text-indent="0.0mm"/>
    </style:style>
    <style:style style:family="table-cell" style:name="aafcd1a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2484e4" style:parent-style-name="FeldZ">
      <style:text-properties style:font-name="Arial" style:font-name-complex="Arial"/>
    </style:style>
    <style:style style:family="paragraph" style:name="a733e7a" style:parent-style-name="Standard">
      <style:paragraph-properties fo:margin-bottom="0.0mm" fo:margin-top="2.12mm" fo:text-align="center"/>
      <style:text-properties/>
    </style:style>
    <style:style style:family="table-cell" style:name="a0d4b9a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83a801">
      <style:table-row-properties style:row-height="15.26mm"/>
    </style:style>
    <style:style style:family="table-cell" style:name="abe389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57cd60" style:parent-style-name="Standard">
      <style:paragraph-properties fo:margin-bottom="2.12mm" fo:margin-left="12.51mm" fo:margin-right="0.0mm" fo:margin-top="2.12mm" fo:text-indent="0.0mm"/>
    </style:style>
    <style:style style:family="table-cell" style:name="a02ec56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bb2f75">
      <style:table-row-properties style:row-height="9.6mm"/>
    </style:style>
    <style:style style:family="paragraph" style:name="afbc383" style:parent-style-name="Standard">
      <style:text-properties fo:font-weight="bold" style:font-weight-asian="bold"/>
    </style:style>
    <style:style style:family="table-cell" style:name="aee681c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3d34b1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b2902f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2d4a14">
      <style:table-row-properties style:row-height="8.47mm"/>
    </style:style>
    <style:style style:family="table-cell" style:name="a19893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graphic" style:name="a1f7d9b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paragraph" style:name="a20a469" style:parent-style-name="Standard">
      <style:paragraph-properties fo:line-height="150%" fo:margin-bottom="0.0mm" fo:margin-top="2.12mm">
        <style:tab-stops>
          <style:tab-stop style:position="4.129cm"/>
        </style:tab-stops>
      </style:paragraph-properties>
      <style:text-properties fo:font-size="9.0pt" style:font-size-asian="9.0pt"/>
    </style:style>
    <style:style style:family="paragraph" style:name="a535394" style:parent-style-name="Standard">
      <style:paragraph-properties fo:margin-bottom="0.0mm" fo:margin-top="2.12mm">
        <style:tab-stops>
          <style:tab-stop style:position="4.129cm"/>
          <style:tab-stop style:position="7.627cm"/>
        </style:tab-stops>
      </style:paragraph-properties>
      <style:text-properties fo:font-weight="bold" style:font-weight-asian="bold"/>
    </style:style>
    <style:style style:family="text" style:name="ae93d52">
      <style:text-properties fo:font-size="9.0pt" style:font-size-asian="9.0pt"/>
    </style:style>
    <style:style style:family="graphic" style:name="a454297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graphic" style:name="ae3b5c0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39.48mm" svg:y="1.01mm"/>
    </style:style>
    <style:style style:family="paragraph" style:name="aba0581" style:parent-style-name="Standard">
      <style:paragraph-properties fo:margin-bottom="0.0mm" fo:margin-top="1.41mm">
        <style:tab-stops>
          <style:tab-stop style:position="4.129cm"/>
        </style:tab-stops>
      </style:paragraph-properties>
      <style:text-properties/>
    </style:style>
    <style:style style:family="paragraph" style:name="a01160e" style:parent-style-name="Standard">
      <style:paragraph-properties fo:margin-bottom="0.0mm" fo:margin-top="2.12mm">
        <style:tab-stops>
          <style:tab-stop style:position="4.129cm"/>
        </style:tab-stops>
      </style:paragraph-properties>
    </style:style>
    <style:style style:family="paragraph" style:name="ab49ea1" style:parent-style-name="Standard">
      <style:paragraph-properties fo:margin-bottom="0.0mm" fo:margin-top="2.12mm"/>
      <style:text-properties fo:font-size="9.0pt" style:font-size-asian="9.0pt"/>
    </style:style>
    <style:style style:family="paragraph" style:name="a46a42e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9d5978" style:parent-style-name="Standard">
      <style:paragraph-properties fo:margin-bottom="0.0mm" fo:margin-top="2.12mm"/>
      <style:text-properties fo:font-size="9.0pt" style:font-size-asian="9.0pt"/>
    </style:style>
    <style:style style:family="paragraph" style:name="a31508e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ext" style:name="a5e3a9b">
      <style:text-properties fo:font-size="9.0pt" style:font-size-asian="9.0pt"/>
    </style:style>
    <style:style style:family="paragraph" style:name="ab52005" style:parent-style-name="Standard">
      <style:paragraph-properties fo:margin-bottom="0.0mm" fo:margin-top="1.76mm"/>
      <style:text-properties/>
    </style:style>
    <style:style style:family="paragraph" style:name="a15cba5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able-cell" style:name="a4afe5b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4e4b47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25e509" style:parent-style-name="Standard">
      <style:text-properties fo:country="US" fo:font-weight="bold" fo:language="en" style:font-weight-asian="bold"/>
    </style:style>
    <style:style style:family="paragraph" style:name="ad33fd2" style:parent-style-name="Standard">
      <style:text-properties fo:country="US" fo:font-weight="bold" fo:language="en" style:font-weight-asian="bold"/>
    </style:style>
    <style:style style:family="paragraph" style:name="a033e44" style:parent-style-name="Standard">
      <style:text-properties fo:country="US" fo:font-weight="bold" fo:language="en" style:font-weight-asian="bold"/>
    </style:style>
    <style:style style:family="paragraph" style:name="a547ce3" style:parent-style-name="Standard">
      <style:text-properties fo:country="US" fo:font-weight="bold" fo:language="en" style:font-weight-asian="bold"/>
    </style:style>
    <style:style style:family="paragraph" style:name="a0a248e" style:parent-style-name="Standard">
      <style:text-properties fo:country="US" fo:font-weight="bold" fo:language="en" style:font-weight-asian="bold"/>
    </style:style>
    <style:style style:family="paragraph" style:name="aea1afb" style:parent-style-name="Standard">
      <style:text-properties fo:country="US" fo:font-weight="bold" fo:language="en" style:font-weight-asian="bold"/>
    </style:style>
    <style:style style:family="text" style:name="a3dd33c">
      <style:text-properties fo:font-size="9.0pt" style:font-size-asian="9.0pt"/>
    </style:style>
    <style:style style:family="graphic" style:name="a42ea3a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7.0mm"/>
    </style:style>
    <style:style style:family="graphic" style:name="a518cb2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19.0mm"/>
    </style:style>
    <style:style style:family="graphic" style:name="a2ccf75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1mm" svg:y="30.71mm"/>
    </style:style>
    <style:style style:family="paragraph" style:name="a53a760" style:parent-style-name="Standard">
      <style:paragraph-properties fo:margin-bottom="0.0mm" fo:margin-top="2.12mm"/>
      <style:text-properties/>
    </style:style>
    <style:style style:family="table-cell" style:name="a367d61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0a9a9d">
      <style:table-row-properties style:row-height="48.86mm"/>
    </style:style>
    <style:style style:family="table-cell" style:name="a3a59a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de08fd" style:parent-style-name="Standard">
      <style:text-properties fo:font-weight="bold" style:font-weight-asian="bold"/>
    </style:style>
    <style:style style:family="paragraph" style:name="aa557eb" style:parent-style-name="Standard">
      <style:paragraph-properties fo:margin-bottom="0.0mm" fo:margin-top="2.12mm"/>
      <style:text-properties fo:font-size="9.0pt" style:font-size-asian="9.0pt"/>
    </style:style>
    <style:style style:family="table-cell" style:name="a5725cf">
      <style:table-cell-properties fo:border-bottom="0.26mm solid #808080" fo:border-left="0.26mm solid #808080" fo:border-right="none" fo:border-top="0.26mm solid #000000" fo:padding-bottom="0.0mm" fo:padding-left="1.23mm" fo:padding-right="1.23mm" fo:padding-top="0.0mm" style:vertical-align="top"/>
    </style:style>
    <style:style style:family="paragraph" style:name="a906b4d" style:parent-style-name="Standard">
      <style:paragraph-properties fo:margin-bottom="2.12mm" fo:margin-top="2.12mm"/>
      <style:text-properties fo:country="US" fo:font-weight="bold" fo:language="en" style:font-weight-asian="bold"/>
    </style:style>
    <style:style style:family="paragraph" style:name="a3bafb1" style:parent-style-name="Standard">
      <style:text-properties fo:country="US" fo:font-weight="bold" fo:language="en" style:font-weight-asian="bold"/>
    </style:style>
    <style:style style:family="paragraph" style:name="a3220c3" style:parent-style-name="Standard">
      <style:text-properties fo:country="US" fo:font-weight="bold" fo:language="en" style:font-weight-asian="bold"/>
    </style:style>
    <style:style style:family="paragraph" style:name="ad55291" style:parent-style-name="Standard">
      <style:text-properties fo:country="US" fo:font-weight="bold" fo:language="en" style:font-weight-asian="bold"/>
    </style:style>
    <style:style style:family="paragraph" style:name="a8e435c" style:parent-style-name="Standard">
      <style:text-properties fo:country="US" fo:font-weight="bold" fo:language="en" style:font-weight-asian="bold"/>
    </style:style>
    <style:style style:family="paragraph" style:name="a68d78d" style:parent-style-name="Standard">
      <style:text-properties fo:country="US" fo:font-weight="bold" fo:language="en" style:font-weight-asian="bold"/>
    </style:style>
    <style:style style:family="paragraph" style:name="a7d557e" style:parent-style-name="Standard">
      <style:paragraph-properties fo:line-height="150%" fo:margin-bottom="0.0mm" fo:margin-top="2.12mm"/>
      <style:text-properties fo:font-size="9.0pt" style:font-size-asian="9.0pt"/>
    </style:style>
    <style:style style:family="table-cell" style:name="a3d595b">
      <style:table-cell-properties fo:border-bottom="0.26mm solid #80808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6b705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e00058">
      <style:text-properties fo:font-weight="bold" style:font-weight-asian="bold"/>
    </style:style>
    <style:style style:family="text" style:name="a5ffd5c">
      <style:text-properties fo:font-weight="bold" style:font-weight-asian="bold"/>
    </style:style>
    <style:style style:family="paragraph" style:name="accd15e" style:parent-style-name="Standard">
      <style:paragraph-properties>
        <style:tab-stops>
          <style:tab-stop style:position="0.751cm"/>
        </style:tab-stops>
      </style:paragraph-properties>
      <style:text-properties/>
    </style:style>
    <style:style style:family="table-cell" style:name="ab3fb5e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0d1ed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255bb9">
      <style:text-properties fo:font-weight="bold" style:font-weight-asian="bold"/>
    </style:style>
    <style:style style:family="paragraph" style:name="a286c19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ext" style:name="ae1b996">
      <style:text-properties fo:font-weight="bold" style:font-weight-asian="bold"/>
    </style:style>
    <style:style style:family="paragraph" style:name="a694e40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able-cell" style:name="a7b8020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a54ff5">
      <style:table-row-properties style:row-height="10.53mm"/>
    </style:style>
    <style:style style:family="table-column" style:name="a28c260">
      <style:table-column-properties style:rel-column-width="1*"/>
    </style:style>
    <style:style style:family="table-column" style:name="a994f68">
      <style:table-column-properties style:rel-column-width="33*"/>
    </style:style>
    <style:style style:family="table-column" style:name="aecd1f1">
      <style:table-column-properties style:rel-column-width="1*"/>
    </style:style>
    <style:style style:family="table-column" style:name="a6b8003">
      <style:table-column-properties style:rel-column-width="6*"/>
    </style:style>
    <style:style style:family="table-column" style:name="a8347ec">
      <style:table-column-properties style:rel-column-width="3*"/>
    </style:style>
    <style:style style:family="table-column" style:name="ae56481">
      <style:table-column-properties style:rel-column-width="7*"/>
    </style:style>
    <style:style style:family="table-column" style:name="ac6f588">
      <style:table-column-properties style:rel-column-width="1*"/>
    </style:style>
    <style:style style:family="table-column" style:name="a9afeb7">
      <style:table-column-properties style:rel-column-width="10*"/>
    </style:style>
    <style:style style:family="table-column" style:name="a77507b">
      <style:table-column-properties style:rel-column-width="6*"/>
    </style:style>
    <style:style style:family="table-column" style:name="a155688">
      <style:table-column-properties style:rel-column-width="3*"/>
    </style:style>
    <style:style style:family="table-column" style:name="a5da903">
      <style:table-column-properties style:rel-column-width="7*"/>
    </style:style>
    <style:style style:family="table-column" style:name="a8d99c0">
      <style:table-column-properties style:rel-column-width="23*"/>
    </style:style>
    <style:style style:family="table" style:name="af70e22">
      <style:table-properties fo:margin-left="-1.36mm" style:width="17.776cm" table:align="left"/>
    </style:style>
    <style:style style:family="paragraph" style:name="a27b2dd" style:parent-style-name="Heading_20_1">
      <style:paragraph-properties/>
    </style:style>
    <text:list-style style:name="WW8StyleNum">
      <text:list-level-style-bullet text:bullet-char="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StyleNum1">
      <text:list-level-style-number style:num-format="1" style:num-suffix=")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number style:num-format="1" style:num-suffix="." text:display-levels="1" text:level="1" text:start-value="4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1" style:num-suffix="." text:display-levels="1" text:level="1" text:start-value="78">
        <style:list-level-properties text:list-level-position-and-space-mode="label-alignment">
          <style:list-level-label-alignment fo:margin-left="18.79mm" fo:text-indent="-12.44mm" text:label-followed-by="listtab" text:list-tab-stop-position="18.7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bullet text:bullet-char="" text:level="1">
        <style:list-level-properties text:list-level-position-and-space-mode="label-alignment">
          <style:list-level-label-alignment fo:margin-left="26.0mm" fo:text-indent="-7.99mm" text:label-followed-by="listtab" text:list-tab-stop-position="2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style:style style:family="text" style:name="a8a3fcc">
      <style:text-properties fo:country="US" fo:language="en" style:font-name-asian="Arial"/>
    </style:style>
  </office:automatic-styles>
  <office:body>
    <office:text>
      <text:p text:style-name="a27b2dd">Formblatt Anzeige einer Änderung</text:p>
      <table:table table:style-name="af70e22">
        <table:table-column table:style-name="a8d99c0"/>
        <table:table-column table:style-name="a5da903"/>
        <table:table-column table:style-name="a155688"/>
        <table:table-column table:style-name="a77507b"/>
        <table:table-column table:style-name="a9afeb7"/>
        <table:table-column table:style-name="ac6f588"/>
        <table:table-column table:style-name="ae56481"/>
        <table:table-column table:style-name="a8347ec"/>
        <table:table-column table:style-name="a6b8003"/>
        <table:table-column table:style-name="aecd1f1"/>
        <table:table-column table:style-name="a994f68"/>
        <table:table-column table:style-name="a28c260"/>
        <table:table-row table:style-name="aa54ff5">
          <table:table-cell table:number-columns-spanned="11" table:style-name="a7b8020">
            <text:p text:style-name="a694e40"><text:s/><text:span text:style-name="ae1b996">Anzeige nach § 15 Abs. 1 BImSchG<text:s/></text:span></text:p>
            <text:p text:style-name="a286c19"><text:s/><text:span text:style-name="a255bb9">Anzeige gemäß § 4 Abs. 5 TEHG<text:s/></text:span></text:p>
          </table:table-cell>
          <table:table-cell table:style-name="a0d1edf">
            <text:p text:style-name="Standard"/>
          </table:table-cell>
        </table:table-row>
        <table:table-row>
          <table:table-cell table:number-columns-spanned="11" table:style-name="ab3fb5e">
            <text:p text:style-name="accd15e"><text:span text:style-name="a5ffd5c">1.</text:span><text:s/><text:tab/><text:span text:style-name="ae00058">Genehmigungsbehörde / Betreiber/in</text:span><text:s/></text:p>
          </table:table-cell>
          <table:table-cell table:style-name="a6b705a">
            <text:p text:style-name="Standard"/>
          </table:table-cell>
        </table:table-row>
        <table:table-row>
          <table:table-cell table:number-columns-spanned="5" table:style-name="a3d595b">
            <text:p text:style-name="a7d557e">Anschrift der Genehmigungsbehörde</text:p>
            <text:p text:style-name="a68d78d"/>
            <text:p text:style-name="a8e435c"/>
            <text:p text:style-name="ad55291"/>
            <text:p text:style-name="a3220c3"/>
            <text:p text:style-name="a3bafb1"/>
            <text:p text:style-name="a906b4d"/>
          </table:table-cell>
          <table:table-cell table:number-columns-spanned="6" table:style-name="a5725cf">
            <text:p text:style-name="aa557eb">Eingangsvermerk der Genehmigungsbehörde</text:p>
            <text:p text:style-name="ade08fd"/>
          </table:table-cell>
          <table:table-cell table:style-name="a3a59a6">
            <text:p text:style-name="Standard"/>
          </table:table-cell>
        </table:table-row>
        <table:table-row table:style-name="a0a9a9d">
          <table:table-cell table:number-columns-spanned="5" table:style-name="a367d61">
            <text:p text:style-name="a53a760"><draw:frame draw:style-name="a2ccf75" draw:z-index="2" svg:height="0.03mm" svg:width="76.23mm" svg:x="86.71mm" svg:y="30.71mm" text:anchor-type="paragraph"><draw:text-box><text:p/></draw:text-box></draw:frame><draw:frame draw:style-name="a518cb2" draw:z-index="1" svg:height="0.03mm" svg:width="76.23mm" svg:x="86.75mm" svg:y="19.0mm" text:anchor-type="paragraph"><draw:text-box><text:p/></draw:text-box></draw:frame><draw:frame draw:style-name="a42ea3a" svg:height="0.03mm" svg:width="76.23mm" svg:x="86.75mm" svg:y="7.0mm" text:anchor-type="paragraph"><draw:text-box><text:p/></draw:text-box></draw:frame><text:span text:style-name="a3dd33c">Name/Anschrift des Anlagenbetreibers / der Anlagen-betreiberin</text:span><text:s/></text:p>
            <text:p text:style-name="aea1afb"/>
            <text:p text:style-name="a0a248e"/>
            <text:p text:style-name="a547ce3"/>
            <text:p text:style-name="a033e44"/>
            <text:p text:style-name="ad33fd2"/>
            <text:p text:style-name="a25e509"/>
            <text:p text:style-name="a4e4b47"/>
          </table:table-cell>
          <table:table-cell table:number-columns-spanned="6" table:style-name="a4afe5b">
            <text:p text:style-name="a15cba5"/>
            <text:p text:style-name="ab52005"><text:span text:style-name="a5e3a9b">Geschäftszeichen des Betreibers / der Betreiberin</text:span><text:s/></text:p>
            <text:p text:style-name="a31508e"/>
            <text:p text:style-name="a9d5978">Abteilung</text:p>
            <text:p text:style-name="a46a42e"/>
            <text:p text:style-name="ab49ea1">Bearbeiter/Ansprechpartner</text:p>
            <text:p text:style-name="a01160e"><text:tab/></text:p>
            <text:p text:style-name="aba0581"><draw:frame draw:style-name="ae3b5c0" draw:z-index="4" svg:height="0.03mm" svg:width="35.59mm" svg:x="39.48mm" svg:y="1.01mm" text:anchor-type="paragraph"><draw:text-box><text:p/></draw:text-box></draw:frame><draw:frame draw:style-name="a454297" draw:z-index="3" svg:height="0.03mm" svg:width="33.05mm" svg:y="1.01mm" text:anchor-type="paragraph"><draw:text-box><text:p/></draw:text-box></draw:frame><text:span text:style-name="ae93d52">Telefon<text:tab/>Telefax</text:span><text:s/></text:p>
            <text:p text:style-name="a535394"/>
            <text:p text:style-name="a20a469"><draw:frame draw:style-name="a1f7d9b" draw:z-index="5" svg:height="0.03mm" svg:width="76.23mm" svg:y="1.01mm" text:anchor-type="paragraph"><draw:text-box><text:p/></draw:text-box></draw:frame>E-Mail</text:p>
          </table:table-cell>
          <table:table-cell table:style-name="a198932">
            <text:p text:style-name="Standard"/>
          </table:table-cell>
        </table:table-row>
        <table:table-row table:style-name="a2d4a14">
          <table:table-cell table:number-columns-spanned="11" table:style-name="ab2902f">
            <text:p text:style-name="a3d34b1">2.<text:tab/>Bezeichnung/Zweck der Anlage in Anlehnung an die 4. BImSchV</text:p>
          </table:table-cell>
          <table:table-cell table:style-name="aee681c">
            <text:p text:style-name="afbc383"/>
          </table:table-cell>
        </table:table-row>
        <table:table-row table:style-name="abb2f75">
          <table:table-cell table:number-columns-spanned="11" table:style-name="a02ec56">
            <text:p text:style-name="a57cd60"/>
          </table:table-cell>
          <table:table-cell table:style-name="abe3898">
            <text:p text:style-name="Standard"/>
          </table:table-cell>
        </table:table-row>
        <table:table-row table:style-name="a83a801">
          <table:table-cell table:style-name="a0d4b9a">
            <text:p text:style-name="a733e7a">Nr.:<text:s/><text:span text:style-name="a2484e4"><text:s/><text:s text:c="4"/></text:span></text:p>
          </table:table-cell>
          <table:table-cell table:number-columns-spanned="7" table:style-name="aafcd1a">
            <text:p text:style-name="a52b2d9">des Anhangs 1 der 4. BImSchV</text:p>
          </table:table-cell>
          <table:table-cell table:style-name="a65867f">
            <text:p text:style-name="a8b680e"/>
          </table:table-cell>
          <table:table-cell table:number-columns-spanned="2" table:style-name="a0b54b6">
            <text:p text:style-name="a11c7f0">Anlage gemäß RL 2010/75/EU<text:s/></text:p>
            <text:p text:style-name="adcc18d">(IE-Anlage)</text:p>
          </table:table-cell>
          <table:table-cell table:style-name="a75c59d">
            <text:p text:style-name="Standard"/>
          </table:table-cell>
        </table:table-row>
        <table:table-row table:style-name="af2d5b3">
          <table:table-cell table:number-columns-spanned="11" table:style-name="a801a1b">
            <text:p text:style-name="a47b252"><text:span text:style-name="a45e54d">3.<text:tab/>Folgende Genehmigungen, Erlaubnisse, Ausnahmen etc. werden / wurden bei anderen Behörden beantragt:</text:span><text:s/></text:p>
            <text:p text:style-name="a02a12d"><text:span text:style-name="aae3f4a"><text:tab/></text:span><text:s/><text:span text:style-name="abb939c">§§ 54, 64 HBO<text:tab/><text:s/><text:s/></text:span>§<text:span text:style-name="a6035f9"> 63 WHG<text:tab/><text:s/><text:s/>§</text:span> <text:span text:style-name="a25c8ca">41 Abs. 1 HWG<text:s/></text:span></text:p>
            <text:p text:style-name="aa10d18"><text:span text:style-name="ab5d805"><text:tab/></text:span><text:s/><text:span text:style-name="acf5512">§ 13 Abs. 1 Nr. 1 BetrSichV (Dampfkesselanlagen)<text:s/></text:span></text:p>
            <text:p text:style-name="a57e437"><text:span text:style-name="a31cf49"><text:tab/></text:span><text:s/><text:span text:style-name="a6389a2">§ 13 Abs. 1 Nr. 3 BetrSichV (Anlagen mit leicht- / hochentzündlichen Flüssigkeiten)<text:s/></text:span></text:p>
            <text:p text:style-name="af75cac"><text:s/></text:p>
          </table:table-cell>
          <table:table-cell table:style-name="a6c679a">
            <text:p text:style-name="ae19ddb"/>
          </table:table-cell>
        </table:table-row>
        <table:table-row table:style-name="adc3bc7">
          <table:table-cell table:number-columns-spanned="11" table:style-name="ae4ba12">
            <text:p text:style-name="af69d23"><text:span text:style-name="a6e34a8">4.<text:tab/>Datum, Behörde und Geschäftszeichen der letzten Genehmigung(en) nach §§ 4 und 16 bzw. Anzeige nach § 67 Abs. 2 BImSchG, auf die sich die geplante Änderung bezieht</text:span><text:s/></text:p>
            <text:p text:style-name="acac0de"><text:span text:style-name="a490eee"><text:tab/></text:span><text:span text:style-name="afd93aa">(Bereits vorliegende Anzeigen, Genehmigungen, Erlaubnisse u.ä. werden in Bezug genommen. Sie sind im beigefügten Formular 1/2<text:s/><text:s/>„Genehmigungsbestand der gesamten Anlage“ vollständig aufgelistet.)</text:span><text:s/></text:p>
          </table:table-cell>
          <table:table-cell table:style-name="aa0ee94">
            <text:p text:style-name="a52164c"/>
          </table:table-cell>
        </table:table-row>
        <table:table-row table:style-name="a46df05">
          <table:table-cell table:number-columns-spanned="3" table:style-name="a7f9455">
            <text:p text:style-name="a82c64e">Behörde</text:p>
            <text:p text:style-name="a993863"/>
          </table:table-cell>
          <table:table-cell table:number-columns-spanned="7" table:style-name="ac30c7f">
            <text:p text:style-name="ae8f15a">Aktenzeichen</text:p>
            <text:p text:style-name="ada7ea3"><text:span text:style-name="a8a3fcc">SOS</text:span><text:s/></text:p>
            <text:p text:style-name="a9c545b"/>
          </table:table-cell>
          <table:table-cell table:style-name="a91eea9">
            <text:p text:style-name="a77bfc1">Datum</text:p>
            <text:p text:style-name="aca4e71"/>
          </table:table-cell>
          <table:table-cell table:style-name="abcdbac">
            <text:p text:style-name="a59429c"/>
          </table:table-cell>
        </table:table-row>
        <table:table-row table:style-name="a31742e">
          <table:table-cell table:number-columns-spanned="11" table:style-name="a486bb9">
            <text:p text:style-name="aaaeb39"><text:span text:style-name="abe831b">5.<text:tab/>Genauere Eingrenzungen des Anzeigegegenstandes (Projekts) unter Angabe der besonderen Merkmale der Anlage/Anlagenänderung (Kapazität, Leistung, Betriebsweise, Betriebszeiten, Typ, Lage etc.)</text:span><text:s/></text:p>
          </table:table-cell>
          <table:table-cell table:style-name="a5321c4">
            <text:p text:style-name="a63ccaf"/>
          </table:table-cell>
        </table:table-row>
        <table:table-row table:style-name="a8eb6a4">
          <table:table-cell table:number-columns-spanned="11" table:style-name="a23f8a3">
            <text:p text:style-name="a2d1486"><text:span text:style-name="aa5270d"><text:s/><text:s text:c="3"/></text:span><text:span text:style-name="a4e7aad"><text:s/></text:span></text:p>
          </table:table-cell>
          <table:table-cell table:style-name="a065bab">
            <text:p text:style-name="a90c255"/>
          </table:table-cell>
        </table:table-row>
        <table:table-row table:style-name="a57d059">
          <table:table-cell table:number-columns-spanned="11" table:style-name="a435ce3">
            <text:p text:style-name="a197905"><text:span text:style-name="aac2537">6.<text:tab/>Angaben zum Standort</text:span><text:s/></text:p>
          </table:table-cell>
          <table:table-cell table:style-name="a37f40b">
            <text:p text:style-name="a7b60e5"/>
          </table:table-cell>
        </table:table-row>
        <table:table-row table:style-name="a1a4e5a">
          <table:table-cell table:number-columns-spanned="2" table:style-name="a03f412">
            <text:p text:style-name="a7bb2d1">Werk/Betrieb:</text:p>
          </table:table-cell>
          <table:table-cell table:number-columns-spanned="9" table:style-name="a5f9532">
            <text:p text:style-name="ae790a6"><text:span text:style-name="a73fc0b"><text:s/></text:span><text:span text:style-name="aa53cd4"><text:s/><text:s text:c="3"/></text:span><text:span text:style-name="a97d98b"><text:s/></text:span></text:p>
          </table:table-cell>
          <table:table-cell table:style-name="addced3">
            <text:p text:style-name="Standard"/>
          </table:table-cell>
        </table:table-row>
        <table:table-row table:style-name="a031c72">
          <table:table-cell table:number-columns-spanned="2" table:style-name="a7c391e">
            <text:p text:style-name="a0fe0df">Straße, Hausnummer:</text:p>
          </table:table-cell>
          <table:table-cell table:number-columns-spanned="9" table:style-name="a28a258">
            <text:p text:style-name="ac6a731"><text:span text:style-name="a450bfc"><text:s/></text:span><text:span text:style-name="a1350d2"><text:s/><text:s text:c="3"/></text:span><text:span text:style-name="ab69ff2"><text:s/></text:span></text:p>
          </table:table-cell>
          <table:table-cell table:style-name="a0727df">
            <text:p text:style-name="Standard"/>
          </table:table-cell>
        </table:table-row>
        <table:table-row table:style-name="accce81">
          <table:table-cell table:number-columns-spanned="2" table:style-name="a9120c7">
            <text:p text:style-name="ac1fa66">Postleitzahl, Ort:</text:p>
          </table:table-cell>
          <table:table-cell table:number-columns-spanned="9" table:style-name="a56d34f">
            <text:p text:style-name="a290913"><text:span text:style-name="ab89a87"><text:s/></text:span><text:span text:style-name="a6c0958"><text:s/><text:s text:c="3"/></text:span><text:span text:style-name="a5021bf"><text:s/></text:span></text:p>
          </table:table-cell>
          <table:table-cell table:style-name="a1a8303">
            <text:p text:style-name="Standard"/>
          </table:table-cell>
        </table:table-row>
        <table:table-row table:style-name="a4c9e6d">
          <table:table-cell table:number-columns-spanned="2" table:style-name="abe262b">
            <text:p text:style-name="a415590">Kreis/kreisfreie Stadt:</text:p>
          </table:table-cell>
          <table:table-cell table:number-columns-spanned="9" table:style-name="adab93d">
            <text:p text:style-name="a3c0d24"><text:span text:style-name="a7e90fb"><text:s/></text:span><text:span text:style-name="a1ff089"><text:s/><text:s text:c="3"/></text:span><text:span text:style-name="abbce04"><text:s/></text:span></text:p>
          </table:table-cell>
          <table:table-cell table:style-name="a487901">
            <text:p text:style-name="Standard"/>
          </table:table-cell>
        </table:table-row>
        <table:table-row table:style-name="aac4f9c">
          <table:table-cell table:number-columns-spanned="2" table:style-name="abd59b5">
            <text:p text:style-name="a6b03bd">Gemarkung:</text:p>
          </table:table-cell>
          <table:table-cell table:number-columns-spanned="9" table:style-name="ac680d9">
            <text:p text:style-name="a2138b4"><text:span text:style-name="a5c35cd"><text:s/></text:span><text:span text:style-name="ad614cd"><text:s/><text:s text:c="3"/></text:span><text:span text:style-name="acd7679"><text:s/></text:span></text:p>
          </table:table-cell>
          <table:table-cell table:style-name="acd9cda">
            <text:p text:style-name="Standard"/>
          </table:table-cell>
        </table:table-row>
        <table:table-row table:style-name="a743429">
          <table:table-cell table:number-columns-spanned="2" table:style-name="aabfa86">
            <text:p text:style-name="a7e32a3">Flur:</text:p>
          </table:table-cell>
          <table:table-cell table:number-columns-spanned="9" table:style-name="a3d3fd1">
            <text:p text:style-name="aa8524f"><text:span text:style-name="a31f521"><text:s/></text:span><text:span text:style-name="a63389f"><text:s/><text:s text:c="3"/></text:span><text:span text:style-name="a9993c4"><text:s/></text:span></text:p>
          </table:table-cell>
          <table:table-cell table:style-name="ab1d80a">
            <text:p text:style-name="Standard"/>
          </table:table-cell>
        </table:table-row>
        <table:table-row table:style-name="aade6cc">
          <table:table-cell table:number-columns-spanned="2" table:style-name="a4e8b5a">
            <text:p text:style-name="a2968a3">Flurstück:</text:p>
          </table:table-cell>
          <table:table-cell table:number-columns-spanned="9" table:style-name="a488e0f">
            <text:p text:style-name="af753c7"><text:span text:style-name="a83d619"><text:s/></text:span><text:span text:style-name="a628183"><text:s/><text:s text:c="3"/></text:span><text:span text:style-name="adef13b"><text:s/></text:span></text:p>
          </table:table-cell>
          <table:table-cell table:style-name="ad89991">
            <text:p text:style-name="Standard"/>
          </table:table-cell>
        </table:table-row>
        <table:table-row table:style-name="a6fcabc">
          <table:table-cell table:number-columns-spanned="2" table:style-name="afdc211">
            <text:p text:style-name="a5f6459">Gebäudebezeichnung</text:p>
            <text:p text:style-name="aca2f23">gem. Werks-/Lageplan</text:p>
          </table:table-cell>
          <table:table-cell table:number-columns-spanned="9" table:style-name="aa7d786">
            <text:p text:style-name="a22e61e"><text:span text:style-name="af5a278"><text:s/></text:span><text:span text:style-name="a3a003c"><text:s/><text:s text:c="3"/></text:span><text:span text:style-name="a6f9686"><text:s/></text:span></text:p>
          </table:table-cell>
          <table:table-cell table:style-name="aacf526">
            <text:p text:style-name="Standard"/>
          </table:table-cell>
        </table:table-row>
        <table:table-row table:style-name="a55f3da">
          <table:table-cell table:number-columns-spanned="2" table:style-name="a0135bf">
            <text:p text:style-name="a8b9883">:</text:p>
          </table:table-cell>
          <table:table-cell table:number-columns-spanned="9" table:style-name="abce406">
            <text:p text:style-name="ae1e763"/>
          </table:table-cell>
          <table:table-cell table:style-name="ae2fd1e">
            <text:p text:style-name="Standard"/>
          </table:table-cell>
        </table:table-row>
        <table:table-row table:style-name="abb6d7e">
          <table:table-cell table:number-columns-spanned="12" table:style-name="a4c16a1">
            <text:p text:style-name="a8092ac"><text:span text:style-name="aef20db">7.</text:span><text:s/><text:tab/><text:span text:style-name="acf0cc0">Die Gesamtkosten (Gesamtbaukosten und Einrichtungskosten) werden voraussichtlich</text:span><text:s/></text:p>
          </table:table-cell>
        </table:table-row>
        <table:table-row table:style-name="a34b3ad">
          <table:table-cell table:number-columns-spanned="4" table:style-name="afe9a92">
            <text:p text:style-name="a6b840e"/>
          </table:table-cell>
          <table:table-cell table:number-columns-spanned="3" table:style-name="aedfe82">
            <text:p text:style-name="a31fc84"><text:span text:style-name="a508669"><text:s/><text:s text:c="3"/></text:span><text:span text:style-name="a77d305"><text:s/></text:span></text:p>
          </table:table-cell>
          <table:table-cell table:number-columns-spanned="5" table:style-name="a50e912">
            <text:p text:style-name="aaf1b0b">Euro betragen.</text:p>
          </table:table-cell>
        </table:table-row>
        <table:table-row table:style-name="a201fa6">
          <table:table-cell table:number-columns-spanned="12" table:style-name="af6faee">
            <text:p text:style-name="a60639d"><text:tab/>In diesen Kosten ist die Umsatzsteuer/Mehrwertsteuer<text:s/><text:span text:style-name="ad717a6">nicht</text:span><text:s/>enthalten.</text:p>
            <text:p text:style-name="aa3e036"/>
          </table:table-cell>
        </table:table-row>
        <table:table-row table:style-name="a6a3a9c">
          <table:table-cell table:number-columns-spanned="12" table:style-name="ae6307b">
            <text:p text:style-name="a3ce93b"><text:tab/>Registriertes Unternehmen nach EMAS<text:tab/><text:s/><text:tab/><text:s/>ja<text:tab/><text:s/><text:tab/><text:s/>nein</text:p>
            <text:p text:style-name="addb14f"><text:tab/>Datum der letzten Standorteintragung<text:tab/><text:s/><text:tab/></text:p>
          </table:table-cell>
        </table:table-row>
        <table:table-row table:style-name="a51de47">
          <table:table-cell table:number-columns-spanned="12" table:style-name="ac04113">
            <text:p text:style-name="a9ed145"><text:span text:style-name="a047cda">8.<text:tab/>Dem Antrag sind folgende Unterlagen gemäß § 15 i.V.m § 10 Abs. 1 Satz 2 BImSchG beizufügen</text:span>:</text:p>
            <text:p text:style-name="a57f86f">.</text:p>
          </table:table-cell>
        </table:table-row>
        <table:table-row table:style-name="a4f2545">
          <table:table-cell table:number-columns-spanned="12" table:style-name="abc75fd">
            <text:list text:continue-numbering="true" text:style-name="WW8Num12" xml:id="list4209924048693283938">
              <text:list-item>
                <text:p text:style-name="a0a536b">Formular 1/2<text:s/><text:s/>„Genehmigungsbestand der gesamten Anlage“</text:p>
              </text:list-item>
            </text:list>
            <text:list text:continue-numbering="true" text:style-name="WW8Num12" xml:id="list4209924048693283938">
              <text:list-item>
                <text:p text:style-name="a01a9cb">Textliche Beschreibung der geplanten Änderungen<text:s/></text:p>
              </text:list-item>
            </text:list>
            <text:list text:continue-numbering="true" text:style-name="WW8Num12" xml:id="list4209924048693283938">
              <text:list-item>
                <text:p text:style-name="aabc872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<text:s/></text:p>
              </text:list-item>
            </text:list>
            <text:list text:continue-numbering="true" text:style-name="WW8Num12" xml:id="list4209924048693283938">
              <text:list-item>
                <text:p text:style-name="af36c8d">Beschreibung der Auswirkungen der geplanten Änderung auf die Schutzgüter des BImSchG</text:p>
              </text:list-item>
            </text:list>
          </table:table-cell>
        </table:table-row>
        <table:table-row table:style-name="ae728c7">
          <table:table-cell table:number-columns-spanned="12" table:style-name="ae3ca3e">
            <text:p text:style-name="a8a9e07"><text:span text:style-name="a5a2554">9.</text:span><text:s/><text:tab/>Unterschrift des Betreibers / der Betreiberin</text:p>
          </table:table-cell>
        </table:table-row>
        <table:table-row table:style-name="a8e6907">
          <table:table-cell table:number-columns-spanned="6" table:style-name="a6004ef">
            <text:p text:style-name="a949fa2"><text:span text:style-name="a5d6c36"><text:s/><text:s text:c="3"/></text:span><text:s/></text:p>
          </table:table-cell>
          <table:table-cell table:number-columns-spanned="6" table:style-name="a3be831">
            <text:p text:style-name="abfb958"><text:span text:style-name="ae8bebe"><text:s/><text:s text:c="3"/></text:span><text:s/></text:p>
          </table:table-cell>
        </table:table-row>
        <table:table-row table:style-name="a78ef0a">
          <table:table-cell table:number-columns-spanned="6" table:style-name="a12ee7c">
            <text:p text:style-name="a1a337c">Unterschrift</text:p>
          </table:table-cell>
          <table:table-cell table:number-columns-spanned="6" table:style-name="a6aabf8">
            <text:p text:style-name="Standard">Ort, Datum</text:p>
          </table:table-cell>
        </table:table-row>
      </table:table>
      <text:p text:style-name="a7f7c06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inz1" style:parent-style-name="Standard">
      <style:paragraph-properties fo:margin-left="15.01mm" fo:margin-right="0.0mm" fo:text-indent="-2.5mm">
        <style:tab-stops>
          <style:tab-stop style:position="1.501cm"/>
        </style:tab-stops>
      </style:paragraph-properties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display-name="Table Contents" style:family="paragraph" style:name="Table_20_Contents" style:parent-style-name="Standard"/>
    <style:style style:family="paragraph" style:name="Footnote" style:parent-style-name="Standard">
      <style:paragraph-properties fo:margin-left="4.99mm" fo:margin-right="0.0mm" fo:text-indent="-4.99mm"/>
      <style:text-properties fo:font-size="8.0pt" style:font-size-asian="8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lz" style:parent-style-name="Standard">
      <style:text-properties fo:font-size="12.0pt" style:font-name="Courier New" style:font-name-complex="Courier New" style:font-size-asian="12.0pt"/>
    </style:style>
    <style:style style:default-outline-level="1" style:display-name="Heading 1" style:family="paragraph" style:name="Heading_20_1" style:next-style-name="Standard" style:parent-style-name="Standard">
      <style:paragraph-properties fo:margin-bottom="4.23mm" fo:margin-left="4.0mm" fo:margin-right="0.0mm" fo:margin-top="0.0mm" fo:text-indent="0.0mm"/>
      <style:text-properties fo:font-size="12.0pt" fo:font-weight="bold" style:font-size-asian="12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etikett1" style:parent-style-name="default_paragraph_style">
      <style:paragraph-properties fo:margin-bottom="0.0mm" fo:margin-left="1.59mm" fo:margin-right="1.59mm" fo:margin-top="1.96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tikett" style:parent-style-name="default_paragraph_style">
      <style:paragraph-properties fo:margin-left="1.59mm" fo:margin-right="1.59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display-name="Contents 1" style:family="paragraph" style:name="Contents_20_1" style:next-style-name="Standard" style:parent-style-name="Standard">
      <style:paragraph-properties>
        <style:tab-stops>
          <style:tab-stop style:position="16.002cm" style:type="right"/>
        </style:tab-stops>
      </style:paragraph-properties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Unterpunkt" style:parent-style-name="default_paragraph_style">
      <style:paragraph-properties fo:line-height="4.94mm" fo:margin-bottom="0.0mm" fo:margin-left="4.99mm" fo:margin-right="0.0mm" fo:margin-top="2.47mm" fo:text-indent="-4.99mm">
        <style:tab-stops>
          <style:tab-stop style:position="0.501cm"/>
        </style:tab-stops>
      </style:paragraph-properties>
      <style:text-properties fo:country="DE" fo:font-size="12.0pt" fo:font-weight="bold" fo:language="de" style:font-name="CG Times (W1)" style:font-name-asian="Times New Roman" style:font-name-complex="CG Times (W1)" style:font-size-asian="12.0pt" style:font-weight-asian="bold" style:use-window-font-color="true"/>
    </style:style>
    <style:style style:family="paragraph" style:name="Makrotext" style:parent-style-name="default_paragraph_style">
      <style:paragraph-properties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7z2" style:parent-style-name="default_character_style">
      <style:text-properties style:font-name="Wingdings" style:font-name-complex="Wingdings"/>
    </style:style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9z0" style:parent-style-name="default_character_style">
      <style:text-properties style:font-name="Symbol" style:font-name-complex="Symbol"/>
    </style:style>
    <style:style style:family="text" style:name="Absatz-Standardschriftart" style:parent-style-name="default_character_style"/>
    <style:style style:display-name="Footnote Symbol" style:family="text" style:name="Footnote_20_Symbol" style:parent-style-name="Absatz-Standardschriftart">
      <style:text-properties fo:font-size="10.0pt" style:font-name="Arial" style:font-name-complex="Arial" style:font-size-asian="10.0pt" style:text-position="super"/>
    </style:style>
    <style:style style:family="text" style:name="WW8Num1zfalse" style:parent-style-name="default_character_style"/>
    <style:style style:display-name="Page Number" style:family="text" style:name="Page_20_Number" style:parent-style-name="Absatz-Standardschriftart"/>
    <style:style style:family="text" style:name="FeldK" style:parent-style-name="default_character_style">
      <style:text-properties fo:font-size="10.0pt" fo:font-weight="bold" style:font-name="Courier New" style:font-name-complex="Courier New" style:font-size-asian="10.0pt" style:font-weight-asian="bold"/>
    </style:style>
    <style:style style:family="text" style:name="FeldZ" style:parent-style-name="default_character_style">
      <style:text-properties fo:country="US" fo:font-size="10.0pt" fo:font-weight="bold" fo:language="en" style:font-name="Courier New" style:font-name-complex="Courier New" style:font-size-asian="10.0pt" style:font-weight-asian="bold" style:text-underline-style="none"/>
    </style:style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3z0" style:parent-style-name="default_character_style">
      <style:text-properties style:font-name="Symbol" style:font-name-complex="Symbo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ztrue" style:parent-style-name="default_character_style"/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style:font-name="Symbol" style:font-name-complex="Symbol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0" style:parent-style-name="default_character_style">
      <style:text-properties fo:font-weight="bold" style:font-weight-asian="bold"/>
    </style:style>
    <style:style style:family="text" style:name="WW8Num4ztrue" style:parent-style-name="default_character_style"/>
    <style:style style:family="text" style:name="WW8Num10z0" style:parent-style-name="default_character_style">
      <style:text-properties style:font-name="Symbol" style:font-name-complex="Symbol"/>
    </style:style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9a768b" style:parent-style-name="Header">
      <style:paragraph-properties fo:text-align="right"/>
    </style:style>
    <style:style style:family="paragraph" style:name="a778ce9" style:parent-style-name="Header">
      <style:paragraph-properties fo:text-align="right"/>
    </style:style>
  </office:automatic-styles>
  <office:master-styles>
    <style:master-page style:name="Standard">
      <style:header>
        <text:p text:style-name="a778ce9">Stand: August 2013</text:p>
        <text:p text:style-name="Header"/>
      </style:header>
    </style:master-page>
    <style:master-page style:name="First_20_Page">
      <style:header>
        <text:p text:style-name="a9a768b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30S</meta:editing-duration>
  </office:meta>
</office:document-meta>
</file>